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45pt" svg:x="12.73pt" svg:y="3.03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13" calcext:value-type="float">
            <text:p>213</text:p>
          </table:table-cell>
          <table:table-cell table:style-name="ce6"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office:value-type="float" office:value="2336" calcext:value-type="float">
            <text:p>2336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office:value-type="float" office:value="2280" calcext:value-type="float">
            <text:p>2280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5]/[.G65])" office:value-type="percentage" office:value="0.0710526315789474" calcext:value-type="percentage">
            <text:p>7.11%</text:p>
          </table:table-cell>
          <table:table-cell/>
          <table:table-cell table:formula="of:=[.G65]/10" office:value-type="float" office:value="228" calcext:value-type="float">
            <text:p>228</text:p>
          </table:table-cell>
          <table:table-cell table:formula="of:=[.I65]*10000" office:value-type="float" office:value="710.526315789474" calcext:value-type="float">
            <text:p>710.53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81349" calcext:value-type="float">
            <text:p>181349</text:p>
          </table:table-cell>
          <table:table-cell table:style-name="ce1" table:formula="of:=SUM([.H3:.H70])" office:value-type="float" office:value="11319" calcext:value-type="float">
            <text:p>11319</text:p>
          </table:table-cell>
          <table:table-cell table:style-name="ce6" table:formula="of:=([.H72]/[.G72])" office:value-type="percentage" office:value="0.0624155633612537" calcext:value-type="percentage">
            <text:p>6.24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11:50.76135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5-04T20:12:09.101550022</dc:date>
    <meta:editing-duration>P2DT16H57M10S</meta:editing-duration>
    <meta:editing-cycles>134</meta:editing-cycles>
    <meta:generator>LibreOffice/6.0.7.3$Linux_X86_64 LibreOffice_project/00m0$Build-3</meta:generator>
    <meta:document-statistic meta:table-count="2" meta:cell-count="143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2">
                <text:p>162</text:p>
              </table:table-cell>
              <table:table-cell office:value-type="float" office:value="228">
                <text:p>228</text:p>
              </table:table-cell>
              <table:table-cell office:value-type="float" office:value="710.526315789474">
                <text:p>710.526315789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